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67" calcext:value-type="float">
            <text:p>27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14" calcext:value-type="float">
            <text:p>276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26" calcext:value-type="float">
            <text:p>278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46" calcext:value-type="float">
            <text:p>276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2" calcext:value-type="float">
            <text:p>276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88" calcext:value-type="float">
            <text:p>264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46" calcext:value-type="float">
            <text:p>261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3" calcext:value-type="float">
            <text:p>262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58" calcext:value-type="float">
            <text:p>264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2" calcext:value-type="float">
            <text:p>263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62" calcext:value-type="float">
            <text:p>261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41" calcext:value-type="float">
            <text:p>263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:.J35])" office:value-type="float" office:value="268.85" calcext:value-type="float">
            <text:p>268,8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62" calcext:value-type="float">
            <text:p>271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89" calcext:value-type="float">
            <text:p>268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9" calcext:value-type="float">
            <text:p>263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62" calcext:value-type="float">
            <text:p>270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15" calcext:value-type="float">
            <text:p>277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95" calcext:value-type="float">
            <text:p>275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46" calcext:value-type="float">
            <text:p>276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17" calcext:value-type="float">
            <text:p>275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78" calcext:value-type="float">
            <text:p>276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09" calcext:value-type="float">
            <text:p>276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22" calcext:value-type="float">
            <text:p>277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08" calcext:value-type="float">
            <text:p>280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8:.J71])" office:value-type="float" office:value="274.11" calcext:value-type="float">
            <text:p>274,1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84" calcext:value-type="float">
            <text:p>28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94" calcext:value-type="float">
            <text:p>279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31" calcext:value-type="float">
            <text:p>269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57" calcext:value-type="float">
            <text:p>270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9" calcext:value-type="float">
            <text:p>27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37" calcext:value-type="float">
            <text:p>263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89" calcext:value-type="float">
            <text:p>271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55" calcext:value-type="float">
            <text:p>265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94" calcext:value-type="float">
            <text:p>266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95" calcext:value-type="float">
            <text:p>270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38" calcext:value-type="float">
            <text:p>269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17" calcext:value-type="float">
            <text:p>264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4:.J107])" office:value-type="float" office:value="270.484166666667" calcext:value-type="float">
            <text:p>270,4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02" calcext:value-type="float">
            <text:p>267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03" calcext:value-type="float">
            <text:p>282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91" calcext:value-type="float">
            <text:p>282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17" calcext:value-type="float">
            <text:p>282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.42" calcext:value-type="float">
            <text:p>283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.92" calcext:value-type="float">
            <text:p>283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85" calcext:value-type="float">
            <text:p>280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52" calcext:value-type="float">
            <text:p>282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.23" calcext:value-type="float">
            <text:p>284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1.69" calcext:value-type="float">
            <text:p>281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1.89" calcext:value-type="float">
            <text:p>281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58" calcext:value-type="float">
            <text:p>276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0:.J143])" office:value-type="float" office:value="280.769166666667" calcext:value-type="float">
            <text:p>280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7" calcext:value-type="float">
            <text:p>250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23" calcext:value-type="float">
            <text:p>252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26" calcext:value-type="float">
            <text:p>244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13" calcext:value-type="float">
            <text:p>243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95" calcext:value-type="float">
            <text:p>246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6" calcext:value-type="float">
            <text:p>244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91" calcext:value-type="float">
            <text:p>248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33" calcext:value-type="float">
            <text:p>243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08" calcext:value-type="float">
            <text:p>247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9" calcext:value-type="float">
            <text:p>244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06" calcext:value-type="float">
            <text:p>246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81" calcext:value-type="float">
            <text:p>255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46:.J179])" office:value-type="float" office:value="247.34" calcext:value-type="float">
            <text:p>247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3" calcext:value-type="float">
            <text:p>261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2" calcext:value-type="float">
            <text:p>262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84" calcext:value-type="float">
            <text:p>266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25" calcext:value-type="float">
            <text:p>261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65" calcext:value-type="float">
            <text:p>260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2" calcext:value-type="float">
            <text:p>266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61" calcext:value-type="float">
            <text:p>26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78" calcext:value-type="float">
            <text:p>261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99" calcext:value-type="float">
            <text:p>256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1" calcext:value-type="float">
            <text:p>266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18" calcext:value-type="float">
            <text:p>252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47" calcext:value-type="float">
            <text:p>243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82:.J215])" office:value-type="float" office:value="260.469166666667" calcext:value-type="float">
            <text:p>260,4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07" calcext:value-type="float">
            <text:p>246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16" calcext:value-type="float">
            <text:p>245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21" calcext:value-type="float">
            <text:p>245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43" calcext:value-type="float">
            <text:p>245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74" calcext:value-type="float">
            <text:p>245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77" calcext:value-type="float">
            <text:p>244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9" calcext:value-type="float">
            <text:p>244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86" calcext:value-type="float">
            <text:p>244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8" calcext:value-type="float">
            <text:p>244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79" calcext:value-type="float">
            <text:p>245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48" calcext:value-type="float">
            <text:p>256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58" calcext:value-type="float">
            <text:p>260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18:.J251])" office:value-type="float" office:value="247.505" calcext:value-type="float">
            <text:p>247,5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83" calcext:value-type="float">
            <text:p>270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41" calcext:value-type="float">
            <text:p>266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26" calcext:value-type="float">
            <text:p>272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62" calcext:value-type="float">
            <text:p>265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84" calcext:value-type="float">
            <text:p>27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52" calcext:value-type="float">
            <text:p>269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95" calcext:value-type="float">
            <text:p>268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76" calcext:value-type="float">
            <text:p>26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42" calcext:value-type="float">
            <text:p>272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04" calcext:value-type="float">
            <text:p>251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79" calcext:value-type="float">
            <text:p>247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36" calcext:value-type="float">
            <text:p>249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54:.J287])" office:value-type="float" office:value="264.233333333333" calcext:value-type="float">
            <text:p>264,2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3" calcext:value-type="float">
            <text:p>223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1" calcext:value-type="float">
            <text:p>221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77" calcext:value-type="float">
            <text:p>222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99" calcext:value-type="float">
            <text:p>222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43" calcext:value-type="float">
            <text:p>223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32" calcext:value-type="float">
            <text:p>222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25" calcext:value-type="float">
            <text:p>222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58" calcext:value-type="float">
            <text:p>222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85" calcext:value-type="float">
            <text:p>223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97" calcext:value-type="float">
            <text:p>223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33" calcext:value-type="float">
            <text:p>240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68" calcext:value-type="float">
            <text:p>239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90:.J323])" office:value-type="float" office:value="225.734166666667" calcext:value-type="float">
            <text:p>225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85" calcext:value-type="float">
            <text:p>238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5" calcext:value-type="float">
            <text:p>244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47" calcext:value-type="float">
            <text:p>239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3" calcext:value-type="float">
            <text:p>237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74" calcext:value-type="float">
            <text:p>238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65" calcext:value-type="float">
            <text:p>239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" calcext:value-type="float">
            <text:p>238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" calcext:value-type="float">
            <text:p>236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8" calcext:value-type="float">
            <text:p>23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84" calcext:value-type="float">
            <text:p>238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7" calcext:value-type="float">
            <text:p>224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12" calcext:value-type="float">
            <text:p>222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26:.J359])" office:value-type="float" office:value="236.626666666667" calcext:value-type="float">
            <text:p>236,6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6" calcext:value-type="float">
            <text:p>223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26" calcext:value-type="float">
            <text:p>224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27" calcext:value-type="float">
            <text:p>224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46" calcext:value-type="float">
            <text:p>223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4" calcext:value-type="float">
            <text:p>223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77" calcext:value-type="float">
            <text:p>224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29" calcext:value-type="float">
            <text:p>224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5" calcext:value-type="float">
            <text:p>223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47" calcext:value-type="float">
            <text:p>224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1" calcext:value-type="float">
            <text:p>224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92" calcext:value-type="float">
            <text:p>223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62:.J395])" office:value-type="float" office:value="225.32" calcext:value-type="float">
            <text:p>225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94" calcext:value-type="float">
            <text:p>241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71" calcext:value-type="float">
            <text:p>239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37" calcext:value-type="float">
            <text:p>242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17" calcext:value-type="float">
            <text:p>241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74" calcext:value-type="float">
            <text:p>242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9" calcext:value-type="float">
            <text:p>242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5" calcext:value-type="float">
            <text:p>241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21" calcext:value-type="float">
            <text:p>243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52" calcext:value-type="float">
            <text:p>243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8" calcext:value-type="float">
            <text:p>241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41" calcext:value-type="float">
            <text:p>227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98:.J431])" office:value-type="float" office:value="240.790833333333" calcext:value-type="float">
            <text:p>240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87" calcext:value-type="float">
            <text:p>20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33" calcext:value-type="float">
            <text:p>205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35" calcext:value-type="float">
            <text:p>20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78" calcext:value-type="float">
            <text:p>204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3" calcext:value-type="float">
            <text:p>20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11" calcext:value-type="float">
            <text:p>204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13" calcext:value-type="float">
            <text:p>204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59" calcext:value-type="float">
            <text:p>204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5" calcext:value-type="float">
            <text:p>204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9" calcext:value-type="float">
            <text:p>204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68" calcext:value-type="float">
            <text:p>203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35" calcext:value-type="float">
            <text:p>20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34:.J467])" office:value-type="float" office:value="204.321666666667" calcext:value-type="float">
            <text:p>204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5" calcext:value-type="float">
            <text:p>205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67" calcext:value-type="float">
            <text:p>218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57" calcext:value-type="float">
            <text:p>217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9" calcext:value-type="float">
            <text:p>21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99" calcext:value-type="float">
            <text:p>218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5" calcext:value-type="float">
            <text:p>218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8" calcext:value-type="float">
            <text:p>219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73" calcext:value-type="float">
            <text:p>218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04" calcext:value-type="float">
            <text:p>219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07" calcext:value-type="float">
            <text:p>218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4" calcext:value-type="float">
            <text:p>218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05" calcext:value-type="float">
            <text:p>219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70:.J503])" office:value-type="float" office:value="217.6625" calcext:value-type="float">
            <text:p>217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6" calcext:value-type="float">
            <text:p>220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53" calcext:value-type="float">
            <text:p>219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5" calcext:value-type="float">
            <text:p>210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25" calcext:value-type="float">
            <text:p>205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96" calcext:value-type="float">
            <text:p>204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37" calcext:value-type="float">
            <text:p>206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2" calcext:value-type="float">
            <text:p>20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95" calcext:value-type="float">
            <text:p>204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61" calcext:value-type="float">
            <text:p>20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29" calcext:value-type="float">
            <text:p>204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67" calcext:value-type="float">
            <text:p>205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64" calcext:value-type="float">
            <text:p>20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06:.J539])" office:value-type="float" office:value="208.065833333333" calcext:value-type="float">
            <text:p>208,0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39" calcext:value-type="float">
            <text:p>206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12" calcext:value-type="float">
            <text:p>207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51" calcext:value-type="float">
            <text:p>206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27" calcext:value-type="float">
            <text:p>207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5" calcext:value-type="float">
            <text:p>216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4" calcext:value-type="float">
            <text:p>221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54" calcext:value-type="float">
            <text:p>219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2" calcext:value-type="float">
            <text:p>220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99" calcext:value-type="float">
            <text:p>218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7" calcext:value-type="float">
            <text:p>219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4" calcext:value-type="float">
            <text:p>220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3" calcext:value-type="float">
            <text:p>221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42:.J575])" office:value-type="float" office:value="215.414166666667" calcext:value-type="float">
            <text:p>215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27" calcext:value-type="float">
            <text:p>198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8" calcext:value-type="float">
            <text:p>197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2" calcext:value-type="float">
            <text:p>198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03" calcext:value-type="float">
            <text:p>198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77" calcext:value-type="float">
            <text:p>197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2" calcext:value-type="float">
            <text:p>197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72" calcext:value-type="float">
            <text:p>186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33" calcext:value-type="float">
            <text:p>184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58" calcext:value-type="float">
            <text:p>184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87" calcext:value-type="float">
            <text:p>18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03" calcext:value-type="float">
            <text:p>184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37" calcext:value-type="float">
            <text:p>184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78:.J611])" office:value-type="float" office:value="191.2575" calcext:value-type="float">
            <text:p>191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93" calcext:value-type="float">
            <text:p>184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1" calcext:value-type="float">
            <text:p>184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04" calcext:value-type="float">
            <text:p>185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59" calcext:value-type="float">
            <text:p>184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87" calcext:value-type="float">
            <text:p>18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2" calcext:value-type="float">
            <text:p>184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3" calcext:value-type="float">
            <text:p>184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76" calcext:value-type="float">
            <text:p>183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2" calcext:value-type="float">
            <text:p>184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15" calcext:value-type="float">
            <text:p>186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88" calcext:value-type="float">
            <text:p>198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74" calcext:value-type="float">
            <text:p>199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14:.J647])" office:value-type="float" office:value="187.136666666667" calcext:value-type="float">
            <text:p>187,1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01" calcext:value-type="float">
            <text:p>198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7" calcext:value-type="float">
            <text:p>19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8" calcext:value-type="float">
            <text:p>196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6" calcext:value-type="float">
            <text:p>198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43" calcext:value-type="float">
            <text:p>197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16" calcext:value-type="float">
            <text:p>199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28" calcext:value-type="float">
            <text:p>19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7" calcext:value-type="float">
            <text:p>199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9" calcext:value-type="float">
            <text:p>197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81" calcext:value-type="float">
            <text:p>198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7" calcext:value-type="float">
            <text:p>197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22" calcext:value-type="float">
            <text:p>199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50:.J683])" office:value-type="float" office:value="198.2675" calcext:value-type="float">
            <text:p>198,2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8" calcext:value-type="float">
            <text:p>190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95" calcext:value-type="float">
            <text:p>185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28" calcext:value-type="float">
            <text:p>186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9" calcext:value-type="float">
            <text:p>184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95" calcext:value-type="float">
            <text:p>185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04" calcext:value-type="float">
            <text:p>186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85" calcext:value-type="float">
            <text:p>185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71" calcext:value-type="float">
            <text:p>184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31" calcext:value-type="float">
            <text:p>186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2" calcext:value-type="float">
            <text:p>185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63" calcext:value-type="float">
            <text:p>185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9" calcext:value-type="float">
            <text:p>18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86:.J719])" office:value-type="float" office:value="186.094166666667" calcext:value-type="float">
            <text:p>186,0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11" calcext:value-type="float">
            <text:p>163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2" calcext:value-type="float">
            <text:p>16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09" calcext:value-type="float">
            <text:p>164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9" calcext:value-type="float">
            <text:p>163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81" calcext:value-type="float">
            <text:p>171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63" calcext:value-type="float">
            <text:p>176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04" calcext:value-type="float">
            <text:p>177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84" calcext:value-type="float">
            <text:p>177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15" calcext:value-type="float">
            <text:p>177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03" calcext:value-type="float">
            <text:p>178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46" calcext:value-type="float">
            <text:p>176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48" calcext:value-type="float">
            <text:p>177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22:.J755])" office:value-type="float" office:value="172.33" calcext:value-type="float">
            <text:p>172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17" calcext:value-type="float">
            <text:p>178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48" calcext:value-type="float">
            <text:p>177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77" calcext:value-type="float">
            <text:p>176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94" calcext:value-type="float">
            <text:p>177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07" calcext:value-type="float">
            <text:p>176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44" calcext:value-type="float">
            <text:p>177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24" calcext:value-type="float">
            <text:p>176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16" calcext:value-type="float">
            <text:p>178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1" calcext:value-type="float">
            <text:p>174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9" calcext:value-type="float">
            <text:p>164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3" calcext:value-type="float">
            <text:p>1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58:.J791])" office:value-type="float" office:value="173.703333333333" calcext:value-type="float">
            <text:p>173,7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27" calcext:value-type="float">
            <text:p>164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3" calcext:value-type="float">
            <text:p>162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65" calcext:value-type="float">
            <text:p>162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63" calcext:value-type="float">
            <text:p>163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" calcext:value-type="float">
            <text:p>16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3" calcext:value-type="float">
            <text:p>1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59" calcext:value-type="float">
            <text:p>163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9" calcext:value-type="float">
            <text:p>162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1" calcext:value-type="float">
            <text:p>163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55" calcext:value-type="float">
            <text:p>164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99" calcext:value-type="float">
            <text:p>16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94:.J827])" office:value-type="float" office:value="163.573333333333" calcext:value-type="float">
            <text:p>163,5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6" calcext:value-type="float">
            <text:p>164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17" calcext:value-type="float">
            <text:p>164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2" calcext:value-type="float">
            <text:p>173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87" calcext:value-type="float">
            <text:p>178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8" calcext:value-type="float">
            <text:p>177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47" calcext:value-type="float">
            <text:p>176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57" calcext:value-type="float">
            <text:p>177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76" calcext:value-type="float">
            <text:p>17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74" calcext:value-type="float">
            <text:p>177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94" calcext:value-type="float">
            <text:p>176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7" calcext:value-type="float">
            <text:p>177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95" calcext:value-type="float">
            <text:p>177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30:.J863])" office:value-type="float" office:value="174.919166666667" calcext:value-type="float">
            <text:p>174,9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27" calcext:value-type="float">
            <text:p>168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3" calcext:value-type="float">
            <text:p>166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84" calcext:value-type="float">
            <text:p>166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2" calcext:value-type="float">
            <text:p>166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93" calcext:value-type="float">
            <text:p>167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5" calcext:value-type="float">
            <text:p>166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4" calcext:value-type="float">
            <text:p>152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6" calcext:value-type="float">
            <text:p>152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34" calcext:value-type="float">
            <text:p>153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24" calcext:value-type="float">
            <text:p>152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3" calcext:value-type="float">
            <text:p>153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66:.J899])" office:value-type="float" office:value="161.173333333333" calcext:value-type="float">
            <text:p>161,1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82" calcext:value-type="float">
            <text:p>152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52" calcext:value-type="float">
            <text:p>154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7" calcext:value-type="float">
            <text:p>153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9" calcext:value-type="float">
            <text:p>153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3" calcext:value-type="float">
            <text:p>153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1" calcext:value-type="float">
            <text:p>154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05" calcext:value-type="float">
            <text:p>15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7" calcext:value-type="float">
            <text:p>154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68" calcext:value-type="float">
            <text:p>153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85" calcext:value-type="float">
            <text:p>153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" calcext:value-type="float">
            <text:p>153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22" calcext:value-type="float">
            <text:p>154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02:.J935])" office:value-type="float" office:value="153.763333333333" calcext:value-type="float">
            <text:p>153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33" calcext:value-type="float">
            <text:p>153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81" calcext:value-type="float">
            <text:p>157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" calcext:value-type="float">
            <text:p>167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48" calcext:value-type="float">
            <text:p>167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46" calcext:value-type="float">
            <text:p>166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64" calcext:value-type="float">
            <text:p>167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5" calcext:value-type="float">
            <text:p>166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66" calcext:value-type="float">
            <text:p>167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5" calcext:value-type="float">
            <text:p>166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57" calcext:value-type="float">
            <text:p>166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77" calcext:value-type="float">
            <text:p>166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38:.J971])" office:value-type="float" office:value="165.018333333333" calcext:value-type="float">
            <text:p>165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4" calcext:value-type="float">
            <text:p>167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" calcext:value-type="float">
            <text:p>166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9" calcext:value-type="float">
            <text:p>167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09" calcext:value-type="float">
            <text:p>166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29" calcext:value-type="float">
            <text:p>167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58" calcext:value-type="float">
            <text:p>166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5" calcext:value-type="float">
            <text:p>166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6" calcext:value-type="float">
            <text:p>152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91" calcext:value-type="float">
            <text:p>153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71" calcext:value-type="float">
            <text:p>153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5" calcext:value-type="float">
            <text:p>153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48" calcext:value-type="float">
            <text:p>153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74:.J1007])" office:value-type="float" office:value="161.2375" calcext:value-type="float">
            <text:p>161,2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7.85" calcext:value-type="float">
            <text:p>2847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9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98.67" calcext:value-type="float">
            <text:p>2898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2.21" calcext:value-type="float">
            <text:p>2842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0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09.89" calcext:value-type="float">
            <text:p>290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5.59" calcext:value-type="float">
            <text:p>283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2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25.76" calcext:value-type="float">
            <text:p>292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5.57" calcext:value-type="float">
            <text:p>2835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3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31.62" calcext:value-type="float">
            <text:p>2931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0.37" calcext:value-type="float">
            <text:p>2820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3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30.83" calcext:value-type="float">
            <text:p>2930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0.15" calcext:value-type="float">
            <text:p>2840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3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36.07" calcext:value-type="float">
            <text:p>2936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10:.J1043])" office:value-type="float" office:value="2879.54833333333" calcext:value-type="float">
            <text:p>2.879,5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6.89" calcext:value-type="float">
            <text:p>2016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5.58" calcext:value-type="float">
            <text:p>2035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1.45" calcext:value-type="float">
            <text:p>2101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0.02" calcext:value-type="float">
            <text:p>2000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1.58" calcext:value-type="float">
            <text:p>2061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5.37" calcext:value-type="float">
            <text:p>2085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3.33" calcext:value-type="float">
            <text:p>2013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6.39" calcext:value-type="float">
            <text:p>2056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7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6.47" calcext:value-type="float">
            <text:p>1996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9.88" calcext:value-type="float">
            <text:p>2079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0.25" calcext:value-type="float">
            <text:p>208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46:.J1079])" office:value-type="float" office:value="2051.18416666667" calcext:value-type="float">
            <text:p>2.051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0.74" calcext:value-type="float">
            <text:p>1330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0.73" calcext:value-type="float">
            <text:p>1350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5.47" calcext:value-type="float">
            <text:p>141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5.23" calcext:value-type="float">
            <text:p>1405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5.81" calcext:value-type="float">
            <text:p>1335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1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1.47" calcext:value-type="float">
            <text:p>1341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6.51" calcext:value-type="float">
            <text:p>1406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0.29" calcext:value-type="float">
            <text:p>1400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7.86" calcext:value-type="float">
            <text:p>1357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4.06" calcext:value-type="float">
            <text:p>1344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3.18" calcext:value-type="float">
            <text:p>1383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7.76" calcext:value-type="float">
            <text:p>1407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82:.J1115])" office:value-type="float" office:value="1373.25916666667" calcext:value-type="float">
            <text:p>1.373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6.23" calcext:value-type="float">
            <text:p>856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5.77" calcext:value-type="float">
            <text:p>825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3.76" calcext:value-type="float">
            <text:p>823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6.49" calcext:value-type="float">
            <text:p>826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0.31" calcext:value-type="float">
            <text:p>860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7.05" calcext:value-type="float">
            <text:p>877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9.67" calcext:value-type="float">
            <text:p>879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9.29" calcext:value-type="float">
            <text:p>859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9.61" calcext:value-type="float">
            <text:p>829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7.39" calcext:value-type="float">
            <text:p>827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5.46" calcext:value-type="float">
            <text:p>825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9.82" calcext:value-type="float">
            <text:p>859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18:.J1151])" office:value-type="float" office:value="845.904166666667" calcext:value-type="float">
            <text:p>845,9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1.11" calcext:value-type="float">
            <text:p>491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1.35" calcext:value-type="float">
            <text:p>491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2.8" calcext:value-type="float">
            <text:p>492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9.96" calcext:value-type="float">
            <text:p>489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0.35" calcext:value-type="float">
            <text:p>480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9.56" calcext:value-type="float">
            <text:p>459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92" calcext:value-type="float">
            <text:p>461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92" calcext:value-type="float">
            <text:p>461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8.19" calcext:value-type="float">
            <text:p>458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1" calcext:value-type="float">
            <text:p>461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9.57" calcext:value-type="float">
            <text:p>459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3.98" calcext:value-type="float">
            <text:p>483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54:.J1187])" office:value-type="float" office:value="474.3175" calcext:value-type="float">
            <text:p>474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03" calcext:value-type="float">
            <text:p>259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33" calcext:value-type="float">
            <text:p>258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76" calcext:value-type="float">
            <text:p>25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46" calcext:value-type="float">
            <text:p>257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92" calcext:value-type="float">
            <text:p>257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03" calcext:value-type="float">
            <text:p>260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67" calcext:value-type="float">
            <text:p>260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18" calcext:value-type="float">
            <text:p>258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74" calcext:value-type="float">
            <text:p>256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72" calcext:value-type="float">
            <text:p>248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6" calcext:value-type="float">
            <text:p>24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25" calcext:value-type="float">
            <text:p>243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90:.J1223])" office:value-type="float" office:value="255.004166666667" calcext:value-type="float">
            <text:p>255,0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8" calcext:value-type="float">
            <text:p>172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05" calcext:value-type="float">
            <text:p>17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36" calcext:value-type="float">
            <text:p>173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68" calcext:value-type="float">
            <text:p>173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5" calcext:value-type="float">
            <text:p>177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4" calcext:value-type="float">
            <text:p>175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56" calcext:value-type="float">
            <text:p>174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21" calcext:value-type="float">
            <text:p>177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57" calcext:value-type="float">
            <text:p>174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08" calcext:value-type="float">
            <text:p>175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95" calcext:value-type="float">
            <text:p>173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19" calcext:value-type="float">
            <text:p>173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226:.J1259])" office:value-type="float" office:value="174.715" calcext:value-type="float">
            <text:p>174,72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045cm" svg:y="0.143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884cm" svg:y="10.017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27.115cm" svg:y="20.083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61.24" calcext:value-type="float">
            <text:p>161,24</text:p>
          </table:table-cell>
          <table:table-cell table:style-name="ce19" office:value-type="float" office:value="165.02" calcext:value-type="float">
            <text:p>165,02</text:p>
          </table:table-cell>
          <table:table-cell table:style-name="ce19" office:value-type="float" office:value="153.76" calcext:value-type="float">
            <text:p>153,76</text:p>
          </table:table-cell>
          <table:table-cell table:style-name="ce26" office:value-type="float" office:value="161.17" calcext:value-type="float">
            <text:p>161,17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74.92" calcext:value-type="float">
            <text:p>174,92</text:p>
          </table:table-cell>
          <table:table-cell table:style-name="ce20" office:value-type="float" office:value="163.57" calcext:value-type="float">
            <text:p>163,57</text:p>
          </table:table-cell>
          <table:table-cell table:style-name="ce20" office:value-type="float" office:value="173.7" calcext:value-type="float">
            <text:p>173,70</text:p>
          </table:table-cell>
          <table:table-cell table:style-name="ce27" office:value-type="float" office:value="172.33" calcext:value-type="float">
            <text:p>172,33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86.09" calcext:value-type="float">
            <text:p>186,09</text:p>
          </table:table-cell>
          <table:table-cell table:style-name="ce20" office:value-type="float" office:value="198.27" calcext:value-type="float">
            <text:p>198,27</text:p>
          </table:table-cell>
          <table:table-cell table:style-name="ce20" office:value-type="float" office:value="187.14" calcext:value-type="float">
            <text:p>187,14</text:p>
          </table:table-cell>
          <table:table-cell table:style-name="ce27" office:value-type="float" office:value="191.26" calcext:value-type="float">
            <text:p>191,2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15.41" calcext:value-type="float">
            <text:p>215,41</text:p>
          </table:table-cell>
          <table:table-cell table:style-name="ce20" office:value-type="float" office:value="208.07" calcext:value-type="float">
            <text:p>208,07</text:p>
          </table:table-cell>
          <table:table-cell table:style-name="ce20" office:value-type="float" office:value="217.66" calcext:value-type="float">
            <text:p>217,66</text:p>
          </table:table-cell>
          <table:table-cell table:style-name="ce27" office:value-type="float" office:value="204.32" calcext:value-type="float">
            <text:p>204,32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40.79" calcext:value-type="float">
            <text:p>240,79</text:p>
          </table:table-cell>
          <table:table-cell table:style-name="ce20" office:value-type="float" office:value="225.32" calcext:value-type="float">
            <text:p>225,32</text:p>
          </table:table-cell>
          <table:table-cell table:style-name="ce20" office:value-type="float" office:value="236.63" calcext:value-type="float">
            <text:p>236,63</text:p>
          </table:table-cell>
          <table:table-cell table:style-name="ce27" office:value-type="float" office:value="225.73" calcext:value-type="float">
            <text:p>225,73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64.23" calcext:value-type="float">
            <text:p>264,23</text:p>
          </table:table-cell>
          <table:table-cell table:style-name="ce20" office:value-type="float" office:value="247.51" calcext:value-type="float">
            <text:p>247,51</text:p>
          </table:table-cell>
          <table:table-cell table:style-name="ce20" office:value-type="float" office:value="260.47" calcext:value-type="float">
            <text:p>260,47</text:p>
          </table:table-cell>
          <table:table-cell table:style-name="ce27" office:value-type="float" office:value="247.34" calcext:value-type="float">
            <text:p>247,34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80.77" calcext:value-type="float">
            <text:p>280,77</text:p>
          </table:table-cell>
          <table:table-cell table:style-name="ce21" office:value-type="float" office:value="270.48" calcext:value-type="float">
            <text:p>270,48</text:p>
          </table:table-cell>
          <table:table-cell table:style-name="ce21" office:value-type="float" office:value="274.11" calcext:value-type="float">
            <text:p>274,11</text:p>
          </table:table-cell>
          <table:table-cell table:style-name="ce28" office:value-type="float" office:value="268.85" calcext:value-type="float">
            <text:p>268,85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68.85" calcext:value-type="float">
            <text:p>268,8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74.11" calcext:value-type="float">
            <text:p>274,1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70.48" calcext:value-type="float">
            <text:p>270,4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80.77" calcext:value-type="float">
            <text:p>280,7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7.34" calcext:value-type="float">
            <text:p>247,3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60.47" calcext:value-type="float">
            <text:p>260,4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7.51" calcext:value-type="float">
            <text:p>247,5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64.23" calcext:value-type="float">
            <text:p>264,2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25.73" calcext:value-type="float">
            <text:p>225,7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36.63" calcext:value-type="float">
            <text:p>236,6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25.32" calcext:value-type="float">
            <text:p>225,3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40.79" calcext:value-type="float">
            <text:p>240,79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04.32" calcext:value-type="float">
            <text:p>204,3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889037046225087" calcext:value-type="float">
            <text:p>0,89</text:p>
          </table:table-cell>
          <table:table-cell table:style-name="ce19" table:formula="of:=[.F26]/[.E2]" office:value-type="float" office:value="0.868672484143334" calcext:value-type="float">
            <text:p>0,87</text:p>
          </table:table-cell>
          <table:table-cell table:style-name="ce19" table:formula="of:=[.F26]/[.F2]" office:value-type="float" office:value="0.932286246964965" calcext:value-type="float">
            <text:p>0,93</text:p>
          </table:table-cell>
          <table:table-cell table:style-name="ce26" table:formula="of:=[.F26]/[.G2]" office:value-type="float" office:value="0.889423176356226" calcext:value-type="float">
            <text:p>0,8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17.66" calcext:value-type="float">
            <text:p>217,66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24832304291486" calcext:value-type="float">
            <text:p>1,25</text:p>
          </table:table-cell>
          <table:table-cell table:style-name="ce20" table:formula="of:=[.F27]/[.E3]" office:value-type="float" office:value="1.33494324550142" calcext:value-type="float">
            <text:p>1,33</text:p>
          </table:table-cell>
          <table:table-cell table:style-name="ce20" table:formula="of:=[.F27]/[.F3]" office:value-type="float" office:value="1.257090769526" calcext:value-type="float">
            <text:p>1,26</text:p>
          </table:table-cell>
          <table:table-cell table:style-name="ce27" table:formula="of:=[.F27]/[.G3]" office:value-type="float" office:value="1.26708446971895" calcext:value-type="float">
            <text:p>1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08.07" calcext:value-type="float">
            <text:p>208,07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13778279327207" calcext:value-type="float">
            <text:p>2,14</text:p>
          </table:table-cell>
          <table:table-cell table:style-name="ce20" table:formula="of:=[.F28]/[.E4]" office:value-type="float" office:value="2.00645584304232" calcext:value-type="float">
            <text:p>2,01</text:p>
          </table:table-cell>
          <table:table-cell table:style-name="ce20" table:formula="of:=[.F28]/[.F4]" office:value-type="float" office:value="2.12578817997221" calcext:value-type="float">
            <text:p>2,13</text:p>
          </table:table-cell>
          <table:table-cell table:style-name="ce27" table:formula="of:=[.F28]/[.G4]" office:value-type="float" office:value="2.07999581721217" calcext:value-type="float">
            <text:p>2,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15.41" calcext:value-type="float">
            <text:p>215,41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23271126379153" calcext:value-type="float">
            <text:p>3,23</text:p>
          </table:table-cell>
          <table:table-cell table:style-name="ce20" table:formula="of:=[.F29]/[.E5]" office:value-type="float" office:value="3.34675029236955" calcext:value-type="float">
            <text:p>3,35</text:p>
          </table:table-cell>
          <table:table-cell table:style-name="ce20" table:formula="of:=[.F29]/[.F5]" office:value-type="float" office:value="3.19929400594199" calcext:value-type="float">
            <text:p>3,20</text:p>
          </table:table-cell>
          <table:table-cell table:style-name="ce27" table:formula="of:=[.F29]/[.G5]" office:value-type="float" office:value="3.40817508483425" calcext:value-type="float">
            <text:p>3,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91.26" calcext:value-type="float">
            <text:p>191,2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59867519415258" calcext:value-type="float">
            <text:p>4,60</text:p>
          </table:table-cell>
          <table:table-cell table:style-name="ce20" table:formula="of:=[.F30]/[.E6]" office:value-type="float" office:value="4.91441061601278" calcext:value-type="float">
            <text:p>4,91</text:p>
          </table:table-cell>
          <table:table-cell table:style-name="ce20" table:formula="of:=[.F30]/[.F6]" office:value-type="float" office:value="4.67952077082365" calcext:value-type="float">
            <text:p>4,68</text:p>
          </table:table-cell>
          <table:table-cell table:style-name="ce27" table:formula="of:=[.F30]/[.G6]" office:value-type="float" office:value="4.9054844282993" calcext:value-type="float">
            <text:p>4,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87.14" calcext:value-type="float">
            <text:p>187,14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15023527482371" calcext:value-type="float">
            <text:p>6,15</text:p>
          </table:table-cell>
          <table:table-cell table:style-name="ce20" table:formula="of:=[.F31]/[.E7]" office:value-type="float" office:value="6.56570104911588" calcext:value-type="float">
            <text:p>6,57</text:p>
          </table:table-cell>
          <table:table-cell table:style-name="ce20" table:formula="of:=[.F31]/[.F7]" office:value-type="float" office:value="6.23901664939022" calcext:value-type="float">
            <text:p>6,24</text:p>
          </table:table-cell>
          <table:table-cell table:style-name="ce27" table:formula="of:=[.F31]/[.G7]" office:value-type="float" office:value="6.57021374086953" calcext:value-type="float">
            <text:p>6,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98.27" calcext:value-type="float">
            <text:p>198,27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01337393596182" calcext:value-type="float">
            <text:p>8,01</text:p>
          </table:table-cell>
          <table:table-cell table:style-name="ce21" table:formula="of:=[.F32]/[.E8]" office:value-type="float" office:value="8.3182305530908" calcext:value-type="float">
            <text:p>8,32</text:p>
          </table:table-cell>
          <table:table-cell table:style-name="ce21" table:formula="of:=[.F32]/[.F8]" office:value-type="float" office:value="8.2080734011893" calcext:value-type="float">
            <text:p>8,21</text:p>
          </table:table-cell>
          <table:table-cell table:style-name="ce28" table:formula="of:=[.F32]/[.G8]" office:value-type="float" office:value="8.36866282313558" calcext:value-type="float">
            <text:p>8,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86.09" calcext:value-type="float">
            <text:p>186,0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72.33" calcext:value-type="float">
            <text:p>172,3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73.7" calcext:value-type="float">
            <text:p>173,7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63.57" calcext:value-type="float">
            <text:p>163,5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74.92" calcext:value-type="float">
            <text:p>174,9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61.17" calcext:value-type="float">
            <text:p>161,1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53.76" calcext:value-type="float">
            <text:p>153,7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5.02" calcext:value-type="float">
            <text:p>165,0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61.24" calcext:value-type="float">
            <text:p>161,2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879.55" calcext:value-type="float">
            <text:p>2879,55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2051.18" calcext:value-type="float">
            <text:p>2051,18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44518523112543" calcext:value-type="float">
            <text:p>0,44</text:p>
          </table:table-cell>
          <table:table-cell table:style-name="ce19" table:formula="of:=[.I26]/[.I49]" office:value-type="float" office:value="0.217168121035834" calcext:value-type="float">
            <text:p>0,22</text:p>
          </table:table-cell>
          <table:table-cell table:style-name="ce19" table:formula="of:=[.J26]/[.J49]" office:value-type="float" office:value="0.155381041160828" calcext:value-type="float">
            <text:p>0,16</text:p>
          </table:table-cell>
          <table:table-cell table:style-name="ce26" table:formula="of:=[.K26]/[.K49]" office:value-type="float" office:value="0.111177897044528" calcext:value-type="float">
            <text:p>0,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373.26" calcext:value-type="float">
            <text:p>1373,26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24161521457429" calcext:value-type="float">
            <text:p>0,62</text:p>
          </table:table-cell>
          <table:table-cell table:style-name="ce20" table:formula="of:=[.I27]/[.I49]" office:value-type="float" office:value="0.333735811375355" calcext:value-type="float">
            <text:p>0,33</text:p>
          </table:table-cell>
          <table:table-cell table:style-name="ce20" table:formula="of:=[.J27]/[.J49]" office:value-type="float" office:value="0.209515128254334" calcext:value-type="float">
            <text:p>0,21</text:p>
          </table:table-cell>
          <table:table-cell table:style-name="ce27" table:formula="of:=[.K27]/[.K49]" office:value-type="float" office:value="0.158385558714869" calcext:value-type="float">
            <text:p>0,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845.9" calcext:value-type="float">
            <text:p>845,9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6889139663604" calcext:value-type="float">
            <text:p>1,07</text:p>
          </table:table-cell>
          <table:table-cell table:style-name="ce20" table:formula="of:=[.I28]/[.I49]" office:value-type="float" office:value="0.501613960760579" calcext:value-type="float">
            <text:p>0,50</text:p>
          </table:table-cell>
          <table:table-cell table:style-name="ce20" table:formula="of:=[.J28]/[.J49]" office:value-type="float" office:value="0.354298029995369" calcext:value-type="float">
            <text:p>0,35</text:p>
          </table:table-cell>
          <table:table-cell table:style-name="ce27" table:formula="of:=[.K28]/[.K49]" office:value-type="float" office:value="0.259999477151522" calcext:value-type="float">
            <text:p>0,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74.32" calcext:value-type="float">
            <text:p>474,32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61635563189576" calcext:value-type="float">
            <text:p>1,62</text:p>
          </table:table-cell>
          <table:table-cell table:style-name="ce20" table:formula="of:=[.I29]/[.I49]" office:value-type="float" office:value="0.836687573092388" calcext:value-type="float">
            <text:p>0,84</text:p>
          </table:table-cell>
          <table:table-cell table:style-name="ce20" table:formula="of:=[.J29]/[.J49]" office:value-type="float" office:value="0.533215667656998" calcext:value-type="float">
            <text:p>0,53</text:p>
          </table:table-cell>
          <table:table-cell table:style-name="ce27" table:formula="of:=[.K29]/[.K49]" office:value-type="float" office:value="0.426021885604281" calcext:value-type="float">
            <text:p>0,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55" calcext:value-type="float">
            <text:p>255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29933759707629" calcext:value-type="float">
            <text:p>2,30</text:p>
          </table:table-cell>
          <table:table-cell table:style-name="ce20" table:formula="of:=[.I30]/[.I49]" office:value-type="float" office:value="1.2286026540032" calcext:value-type="float">
            <text:p>1,23</text:p>
          </table:table-cell>
          <table:table-cell table:style-name="ce20" table:formula="of:=[.J30]/[.J49]" office:value-type="float" office:value="0.779920128470608" calcext:value-type="float">
            <text:p>0,78</text:p>
          </table:table-cell>
          <table:table-cell table:style-name="ce27" table:formula="of:=[.K30]/[.K49]" office:value-type="float" office:value="0.613185553537412" calcext:value-type="float">
            <text:p>0,61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74.72" calcext:value-type="float">
            <text:p>174,72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07511763741186" calcext:value-type="float">
            <text:p>3,08</text:p>
          </table:table-cell>
          <table:table-cell table:style-name="ce20" table:formula="of:=[.I31]/[.I49]" office:value-type="float" office:value="1.64142526227897" calcext:value-type="float">
            <text:p>1,64</text:p>
          </table:table-cell>
          <table:table-cell table:style-name="ce20" table:formula="of:=[.J31]/[.J49]" office:value-type="float" office:value="1.0398361082317" calcext:value-type="float">
            <text:p>1,04</text:p>
          </table:table-cell>
          <table:table-cell table:style-name="ce27" table:formula="of:=[.K31]/[.K49]" office:value-type="float" office:value="0.821276717608692" calcext:value-type="float">
            <text:p>0,8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00668696798091" calcext:value-type="float">
            <text:p>4,01</text:p>
          </table:table-cell>
          <table:table-cell table:style-name="ce21" table:formula="of:=[.I32]/[.I49]" office:value-type="float" office:value="2.0795576382727" calcext:value-type="float">
            <text:p>2,08</text:p>
          </table:table-cell>
          <table:table-cell table:style-name="ce21" table:formula="of:=[.J32]/[.J49]" office:value-type="float" office:value="1.36801223353155" calcext:value-type="float">
            <text:p>1,37</text:p>
          </table:table-cell>
          <table:table-cell table:style-name="ce28" table:formula="of:=[.K32]/[.K49]" office:value-type="float" office:value="1.04608285289195" calcext:value-type="float">
            <text:p>1,05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14:00.9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22:14.136000000</dc:date>
    <meta:editing-duration>PT8M12S</meta:editing-duration>
    <meta:editing-cycles>2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Flocking 64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61.24">
                <text:p>161.24</text:p>
                <draw:g>
                  <svg:desc>Graphics.D2:Graphics.D8</svg:desc>
                </draw:g>
              </table:table-cell>
              <table:table-cell office:value-type="float" office:value="165.02">
                <text:p>165.02</text:p>
                <draw:g>
                  <svg:desc>Graphics.E2:Graphics.E8</svg:desc>
                </draw:g>
              </table:table-cell>
              <table:table-cell office:value-type="float" office:value="153.76">
                <text:p>153.76</text:p>
                <draw:g>
                  <svg:desc>Graphics.F2:Graphics.F8</svg:desc>
                </draw:g>
              </table:table-cell>
              <table:table-cell office:value-type="float" office:value="161.17">
                <text:p>161.17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74.92">
                <text:p>174.92</text:p>
              </table:table-cell>
              <table:table-cell office:value-type="float" office:value="163.57">
                <text:p>163.57</text:p>
              </table:table-cell>
              <table:table-cell office:value-type="float" office:value="173.7">
                <text:p>173.7</text:p>
              </table:table-cell>
              <table:table-cell office:value-type="float" office:value="172.33">
                <text:p>172.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86.09">
                <text:p>186.09</text:p>
              </table:table-cell>
              <table:table-cell office:value-type="float" office:value="198.27">
                <text:p>198.27</text:p>
              </table:table-cell>
              <table:table-cell office:value-type="float" office:value="187.14">
                <text:p>187.14</text:p>
              </table:table-cell>
              <table:table-cell office:value-type="float" office:value="191.26">
                <text:p>191.2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15.41">
                <text:p>215.41</text:p>
              </table:table-cell>
              <table:table-cell office:value-type="float" office:value="208.07">
                <text:p>208.07</text:p>
              </table:table-cell>
              <table:table-cell office:value-type="float" office:value="217.66">
                <text:p>217.66</text:p>
              </table:table-cell>
              <table:table-cell office:value-type="float" office:value="204.32">
                <text:p>204.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40.79">
                <text:p>240.79</text:p>
              </table:table-cell>
              <table:table-cell office:value-type="float" office:value="225.32">
                <text:p>225.32</text:p>
              </table:table-cell>
              <table:table-cell office:value-type="float" office:value="236.63">
                <text:p>236.63</text:p>
              </table:table-cell>
              <table:table-cell office:value-type="float" office:value="225.73">
                <text:p>225.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64.23">
                <text:p>264.23</text:p>
              </table:table-cell>
              <table:table-cell office:value-type="float" office:value="247.51">
                <text:p>247.51</text:p>
              </table:table-cell>
              <table:table-cell office:value-type="float" office:value="260.47">
                <text:p>260.47</text:p>
              </table:table-cell>
              <table:table-cell office:value-type="float" office:value="247.34">
                <text:p>247.3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80.77">
                <text:p>280.77</text:p>
              </table:table-cell>
              <table:table-cell office:value-type="float" office:value="270.48">
                <text:p>270.48</text:p>
              </table:table-cell>
              <table:table-cell office:value-type="float" office:value="274.11">
                <text:p>274.11</text:p>
              </table:table-cell>
              <table:table-cell office:value-type="float" office:value="268.85">
                <text:p>268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Flocking 64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889037046225087">
                <text:p>0.889037046225087</text:p>
                <draw:g>
                  <svg:desc>Graphics.H26:Graphics.H32</svg:desc>
                </draw:g>
              </table:table-cell>
              <table:table-cell office:value-type="float" office:value="0.868672484143334">
                <text:p>0.868672484143334</text:p>
                <draw:g>
                  <svg:desc>Graphics.I26:Graphics.I32</svg:desc>
                </draw:g>
              </table:table-cell>
              <table:table-cell office:value-type="float" office:value="0.932286246964965">
                <text:p>0.932286246964965</text:p>
                <draw:g>
                  <svg:desc>Graphics.J26:Graphics.J32</svg:desc>
                </draw:g>
              </table:table-cell>
              <table:table-cell office:value-type="float" office:value="0.889423176356226">
                <text:p>0.889423176356226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4832304291486">
                <text:p>1.24832304291486</text:p>
              </table:table-cell>
              <table:table-cell office:value-type="float" office:value="1.33494324550142">
                <text:p>1.33494324550142</text:p>
              </table:table-cell>
              <table:table-cell office:value-type="float" office:value="1.257090769526">
                <text:p>1.257090769526</text:p>
              </table:table-cell>
              <table:table-cell office:value-type="float" office:value="1.26708446971895">
                <text:p>1.267084469718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3778279327207">
                <text:p>2.13778279327207</text:p>
              </table:table-cell>
              <table:table-cell office:value-type="float" office:value="2.00645584304232">
                <text:p>2.00645584304232</text:p>
              </table:table-cell>
              <table:table-cell office:value-type="float" office:value="2.12578817997221">
                <text:p>2.12578817997221</text:p>
              </table:table-cell>
              <table:table-cell office:value-type="float" office:value="2.07999581721217">
                <text:p>2.0799958172121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23271126379153">
                <text:p>3.23271126379153</text:p>
              </table:table-cell>
              <table:table-cell office:value-type="float" office:value="3.34675029236955">
                <text:p>3.34675029236955</text:p>
              </table:table-cell>
              <table:table-cell office:value-type="float" office:value="3.19929400594199">
                <text:p>3.19929400594199</text:p>
              </table:table-cell>
              <table:table-cell office:value-type="float" office:value="3.40817508483425">
                <text:p>3.408175084834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59867519415258">
                <text:p>4.59867519415258</text:p>
              </table:table-cell>
              <table:table-cell office:value-type="float" office:value="4.91441061601278">
                <text:p>4.91441061601278</text:p>
              </table:table-cell>
              <table:table-cell office:value-type="float" office:value="4.67952077082365">
                <text:p>4.67952077082365</text:p>
              </table:table-cell>
              <table:table-cell office:value-type="float" office:value="4.9054844282993">
                <text:p>4.90548442829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15023527482371">
                <text:p>6.15023527482371</text:p>
              </table:table-cell>
              <table:table-cell office:value-type="float" office:value="6.56570104911588">
                <text:p>6.56570104911588</text:p>
              </table:table-cell>
              <table:table-cell office:value-type="float" office:value="6.23901664939022">
                <text:p>6.23901664939022</text:p>
              </table:table-cell>
              <table:table-cell office:value-type="float" office:value="6.57021374086953">
                <text:p>6.5702137408695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01337393596182">
                <text:p>8.01337393596182</text:p>
              </table:table-cell>
              <table:table-cell office:value-type="float" office:value="8.3182305530908">
                <text:p>8.3182305530908</text:p>
              </table:table-cell>
              <table:table-cell office:value-type="float" office:value="8.2080734011893">
                <text:p>8.2080734011893</text:p>
              </table:table-cell>
              <table:table-cell office:value-type="float" office:value="8.36866282313558">
                <text:p>8.36866282313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761cm" svg:y="0.315cm" chart:style-name="ch2">
          <text:p>Flocking 64 Batches Efficiency</text:p>
        </chart:title>
        <chart:legend chart:legend-position="end" svg:x="15.051cm" svg:y="3.436cm" style:legend-expansion="high" chart:style-name="ch3"/>
        <chart:plot-area chart:style-name="ch4" table:cell-range-address="Graphics.E49:Graphics.E56 Graphics.H49:Graphics.K56" chart:data-source-has-labels="both" svg:x="1.32cm" svg:y="1.299cm" svg:width="13.412cm" svg:height="6.54cm">
          <chart:coordinate-region svg:x="2.058cm" svg:y="1.501cm" svg:width="12.674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44518523112543">
                <text:p>0.444518523112543</text:p>
                <draw:g>
                  <svg:desc>Graphics.H50:Graphics.H56</svg:desc>
                </draw:g>
              </table:table-cell>
              <table:table-cell office:value-type="float" office:value="0.217168121035834">
                <text:p>0.217168121035834</text:p>
                <draw:g>
                  <svg:desc>Graphics.I50:Graphics.I56</svg:desc>
                </draw:g>
              </table:table-cell>
              <table:table-cell office:value-type="float" office:value="0.155381041160828">
                <text:p>0.155381041160828</text:p>
                <draw:g>
                  <svg:desc>Graphics.J50:Graphics.J56</svg:desc>
                </draw:g>
              </table:table-cell>
              <table:table-cell office:value-type="float" office:value="0.111177897044528">
                <text:p>0.111177897044528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24161521457429">
                <text:p>0.624161521457429</text:p>
              </table:table-cell>
              <table:table-cell office:value-type="float" office:value="0.333735811375355">
                <text:p>0.333735811375355</text:p>
              </table:table-cell>
              <table:table-cell office:value-type="float" office:value="0.209515128254334">
                <text:p>0.209515128254334</text:p>
              </table:table-cell>
              <table:table-cell office:value-type="float" office:value="0.158385558714869">
                <text:p>0.1583855587148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6889139663604">
                <text:p>1.06889139663604</text:p>
              </table:table-cell>
              <table:table-cell office:value-type="float" office:value="0.501613960760579">
                <text:p>0.501613960760579</text:p>
              </table:table-cell>
              <table:table-cell office:value-type="float" office:value="0.354298029995369">
                <text:p>0.354298029995369</text:p>
              </table:table-cell>
              <table:table-cell office:value-type="float" office:value="0.259999477151522">
                <text:p>0.25999947715152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61635563189576">
                <text:p>1.61635563189576</text:p>
              </table:table-cell>
              <table:table-cell office:value-type="float" office:value="0.836687573092388">
                <text:p>0.836687573092388</text:p>
              </table:table-cell>
              <table:table-cell office:value-type="float" office:value="0.533215667656998">
                <text:p>0.533215667656998</text:p>
              </table:table-cell>
              <table:table-cell office:value-type="float" office:value="0.426021885604281">
                <text:p>0.42602188560428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29933759707629">
                <text:p>2.29933759707629</text:p>
              </table:table-cell>
              <table:table-cell office:value-type="float" office:value="1.2286026540032">
                <text:p>1.2286026540032</text:p>
              </table:table-cell>
              <table:table-cell office:value-type="float" office:value="0.779920128470608">
                <text:p>0.779920128470608</text:p>
              </table:table-cell>
              <table:table-cell office:value-type="float" office:value="0.613185553537412">
                <text:p>0.6131855535374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07511763741186">
                <text:p>3.07511763741186</text:p>
              </table:table-cell>
              <table:table-cell office:value-type="float" office:value="1.64142526227897">
                <text:p>1.64142526227897</text:p>
              </table:table-cell>
              <table:table-cell office:value-type="float" office:value="1.0398361082317">
                <text:p>1.0398361082317</text:p>
              </table:table-cell>
              <table:table-cell office:value-type="float" office:value="0.821276717608692">
                <text:p>0.82127671760869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00668696798091">
                <text:p>4.00668696798091</text:p>
              </table:table-cell>
              <table:table-cell office:value-type="float" office:value="2.0795576382727">
                <text:p>2.0795576382727</text:p>
              </table:table-cell>
              <table:table-cell office:value-type="float" office:value="1.36801223353155">
                <text:p>1.36801223353155</text:p>
              </table:table-cell>
              <table:table-cell office:value-type="float" office:value="1.04608285289195">
                <text:p>1.04608285289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